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8_01-28-15_000.jpg</text:p>
          </table:table-cell>
          <table:table-cell table:style-name="ce18" office:value-type="string">
            <text:p>:m :PHOTO 寝た時刻 / 2020</text:p>
          </table:table-cell>
          <table:table-cell table:style-name="ce4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2]=&quot;&quot;;[.C2];CONCATENATE([.C2];&quot; / &quot;;[.E2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8_11-27-48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8_13-25-36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日報（撮り直し）</text:p>
          </table:table-cell>
          <table:table-cell table:style-name="ce3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5" table:formula="of:=IF([.E4]=&quot;&quot;;[.C4];CONCATENATE([.C4];&quot; / &quot;;[.E4]))" office:value-type="string" office:string-value=":m 東和 PHOTO / 201106f / 阪東橋駅 / メインステージ阪東橋新築工事 / １名 / 橘設備工業所（レジテック） / 日報（撮り直し）">
            <text:p>:m 東和 PHOTO / 201106f / 阪東橋駅 / メインステージ阪東橋新築工事 / １名 / 橘設備工業所（レジテック） / 日報（撮り直し）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8_13-26-14_000.jpg</text:p>
          </table:table-cell>
          <table:table-cell table:style-name="ce17" office:value-type="string">
            <text:p>:m 東和 PHOTO / 201106f / 阪東橋駅 / メインステージ阪東橋新築工事 / １名 / 橘設備工業所（レジテック） / 日誌</text:p>
          </table:table-cell>
          <table:table-cell table:style-name="ce17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5" table:formula="of:=IF([.E5]=&quot;&quot;;[.C5];CONCATENATE([.C5];&quot; / &quot;;[.E5]))" office:value-type="string" office:string-value=":m 東和 PHOTO / 201106f / 阪東橋駅 / メインステージ阪東橋新築工事 / １名 / 橘設備工業所（レジテック） / 日誌">
            <text:p>:m 東和 PHOTO / 201106f / 阪東橋駅 / メインステージ阪東橋新築工事 / １名 / 橘設備工業所（レジテック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8_14-53-51_000.jpg</text:p>
          </table:table-cell>
          <table:table-cell table:style-name="ce17" office:value-type="string">
            <text:p>:m RES 1*1 / free# JVEMV6 37#20.6.1_1 / 37. miscs of miscs / 20. philosophy / 6. social-issues / 1. julian-assange / w:extradition-hearing / N+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6]=&quot;&quot;;[.C6];CONCATENATE([.C6];&quot; / &quot;;[.E6]))" office:value-type="string" office:string-value=":m RES 1*1 / free# JVEMV6 37#20.6.1_1 / 37. miscs of miscs / 20. philosophy / 6. social-issues / 1. julian-assange / w:extradition-hearing / N+">
            <text:p>:m RES 1*1 / free# JVEMV6 37#20.6.1_1 / 37. miscs of miscs / 20. philosophy / 6. social-issues / 1. julian-assange / w:extradition-hearing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8_15-56-23_000.jpg</text:p>
          </table:table-cell>
          <table:table-cell table:style-name="ce17" office:value-type="string">
            <text:p>:m music / log / percussion,rythm / item=spray-cans:3,hitter=chopstick:2,pieces=3-patterns,genr=f-N,video=2020-11-08_15-50-33_000.mp4</text:p>
          </table:table-cell>
          <table:table-cell table:style-name="ce19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5" table:formula="of:=IF([.E7]=&quot;&quot;;[.C7];CONCATENATE([.C7];&quot; / &quot;;[.E7]))" office:value-type="string" office:string-value=":m music / log / percussion,rythm / item=spray-cans:3,hitter=chopstick:2,pieces=3-patterns,genr=f-N,video=2020-11-08_15-50-33_000.mp4">
            <text:p>:m music / log / percussion,rythm / item=spray-cans:3,hitter=chopstick:2,pieces=3-patterns,genr=f-N,video=2020-11-08_15-50-33_000.mp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8_17-43-24_000.jpg</text:p>
          </table:table-cell>
          <table:table-cell table:style-name="ce18" office:value-type="string">
            <text:p>:bookmemo / 読んだ本 / 『私がひきこもった理由』 / 著者=田辺裕、取材・文、ブックマン社、編</text:p>
          </table:table-cell>
          <table:table-cell table:style-name="ce17"/>
          <table:table-cell table:style-name="ce4"/>
          <table:table-cell table:style-name="ce4" office:value-type="string">
            <text:p>N-35-35-28.353881 E-139-34-49.599609</text:p>
          </table:table-cell>
          <table:table-cell table:style-name="ce35" table:formula="of:=IF([.E8]=&quot;&quot;;[.C8];CONCATENATE([.C8];&quot; / &quot;;[.E8]))" office:value-type="string" office:string-value=":bookmemo / 読んだ本 / 『私がひきこもった理由』 / 著者=田辺裕、取材・文、ブックマン社、編">
            <text:p>:bookmemo / 読んだ本 / 『私がひきこもった理由』 / 著者=田辺裕、取材・文、ブックマン社、編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08_21-28-51_000.jpg</text:p>
          </table:table-cell>
          <table:table-cell table:style-name="ce1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09_00-25-13_000.jpg</text:p>
          </table:table-cell>
          <table:table-cell table:style-name="ce19" office:value-type="string">
            <text:p>:PHOTO 記録 / 経過記録；作ったもの / food=焼酎漬け / material=タマネギ；liquor=麦焼酎,time=1108-0009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5" table:formula="of:=IF([.E10]=&quot;&quot;;[.C10];CONCATENATE([.C10];&quot; / &quot;;[.E10]))" office:value-type="string" office:string-value=":PHOTO 記録 / 経過記録；作ったもの / food=焼酎漬け / material=タマネギ；liquor=麦焼酎,time=1108-0009">
            <text:p>:PHOTO 記録 / 経過記録；作ったもの / food=焼酎漬け / material=タマネギ；liquor=麦焼酎,time=1108-000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9_00-46-13_000.jpg</text:p>
          </table:table-cell>
          <table:table-cell table:style-name="ce19" office:value-type="string">
            <text:p>:PHOTO 記録 / 経過記録；作ったもの / food=焼酎漬け / material=クレソン；liquor=麦焼酎,time=1109-0045</text:p>
          </table:table-cell>
          <table:table-cell table:style-name="ce19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5" table:formula="of:=IF([.E11]=&quot;&quot;;[.C11];CONCATENATE([.C11];&quot; / &quot;;[.E11]))" office:value-type="string" office:string-value=":PHOTO 記録 / 経過記録；作ったもの / food=焼酎漬け / material=クレソン；liquor=麦焼酎,time=1109-0045">
            <text:p>:PHOTO 記録 / 経過記録；作ったもの / food=焼酎漬け / material=クレソン；liquor=麦焼酎,time=1109-0045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9_01-16-27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50012 E-139-34-49.489746</text:p>
          </table:table-cell>
          <table:table-cell table:style-name="ce35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09_11-07-01_000.jpg</text:p>
          </table:table-cell>
          <table:table-cell table:style-name="ce19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5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8_09-12-28_000.mp4</text:p>
          </table:table-cell>
          <table:table-cell table:style-name="ce8" office:value-type="string">
            <text:p>:VIDEO / @自室 / 記録 / massage,acupuncture / 実演,perform / n-2020-1108-1 / loc=仙腸骨；仙腸関節,with=手：拳：手の甲</text:p>
          </table:table-cell>
          <table:table-cell table:style-name="ce19"/>
          <table:table-cell table:style-name="ce4"/>
          <table:table-cell table:style-name="ce4"/>
          <table:table-cell table:style-name="ce35" table:formula="of:=IF([.E14]=&quot;&quot;;[.C14];CONCATENATE([.C14];&quot; / &quot;;[.E14]))" office:value-type="string" office:string-value=":VIDEO / @自室 / 記録 / massage,acupuncture / 実演,perform / n-2020-1108-1 / loc=仙腸骨；仙腸関節,with=手：拳：手の甲">
            <text:p>:VIDEO / @自室 / 記録 / massage,acupuncture / 実演,perform / n-2020-1108-1 / loc=仙腸骨；仙腸関節,with=手：拳：手の甲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8_15-50-33_000.mp4</text:p>
          </table:table-cell>
          <table:table-cell table:style-name="ce8" office:value-type="string">
            <text:p>:VIDEO / @自宅 / メモ / percussion / 演奏、play / c-1108-1 / item=spray-cans:3,hitter=chopstick:2,pieces=3-patterns,genr=f-N</text:p>
          </table:table-cell>
          <table:table-cell table:style-name="ce19"/>
          <table:table-cell table:style-name="ce4"/>
          <table:table-cell table:style-name="ce4"/>
          <table:table-cell table:style-name="ce35" table:formula="of:=IF([.E15]=&quot;&quot;;[.C15];CONCATENATE([.C15];&quot; / &quot;;[.E15]))" office:value-type="string" office:string-value=":VIDEO / @自宅 / メモ / percussion / 演奏、play / c-1108-1 / item=spray-cans:3,hitter=chopstick:2,pieces=3-patterns,genr=f-N">
            <text:p>:VIDEO / @自宅 / メモ / percussion / 演奏、play / c-1108-1 / item=spray-cans:3,hitter=chopstick:2,pieces=3-patterns,genr=f-N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8_15-52-21_000.mp4</text:p>
          </table:table-cell>
          <table:table-cell table:style-name="ce8" office:value-type="string">
            <text:p>:VIDEO / @自宅 / メモ / percussion / 演奏、play / c-1108-2 / item=spray-cans:3,hitter=chopstick:2,pieces=3-patterns,genr=f-rev+new-section:finish</text:p>
          </table:table-cell>
          <table:table-cell table:style-name="ce18"/>
          <table:table-cell table:style-name="ce4"/>
          <table:table-cell table:style-name="ce4"/>
          <table:table-cell table:style-name="ce35" table:formula="of:=IF([.E16]=&quot;&quot;;[.C16];CONCATENATE([.C16];&quot; / &quot;;[.E16]))" office:value-type="string" office:string-value=":VIDEO / @自宅 / メモ / percussion / 演奏、play / c-1108-2 / item=spray-cans:3,hitter=chopstick:2,pieces=3-patterns,genr=f-rev+new-section:finish">
            <text:p>:VIDEO / @自宅 / メモ / percussion / 演奏、play / c-1108-2 / item=spray-cans:3,hitter=chopstick:2,pieces=3-patterns,genr=f-rev+new-section:finish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8_17-18-42_000.mid</text:p>
          </table:table-cell>
          <table:table-cell table:style-name="ce8" office:value-type="string">
            <text:p>:in-mid / app=perfect-piano / 演奏、play / id-2020-1108-1 / category=melody,inst=flute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17]=&quot;&quot;;[.C17];CONCATENATE([.C17];&quot; / &quot;;[.E17]))" office:value-type="string" office:string-value=":in-mid / app=perfect-piano / 演奏、play / id-2020-1108-1 / category=melody,inst=flute,for=~,genre=~">
            <text:p>:in-mid / app=perfect-piano / 演奏、play / id-2020-1108-1 / category=melody,inst=flute,for=~,genr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08_18-34-43_000.mp4</text:p>
          </table:table-cell>
          <table:table-cell table:style-name="ce8" office:value-type="string">
            <text:p>:VIDEO / @自室 / 記録 / jap.flute-bamboo / 演奏、play / b-2020-1108-1 / genr=tips:how-to-blow:oct-2:hole-4</text:p>
          </table:table-cell>
          <table:table-cell table:style-name="ce19"/>
          <table:table-cell table:style-name="ce4"/>
          <table:table-cell table:style-name="ce4"/>
          <table:table-cell table:style-name="ce35" table:formula="of:=IF([.E18]=&quot;&quot;;[.C18];CONCATENATE([.C18];&quot; / &quot;;[.E18]))" office:value-type="string" office:string-value=":VIDEO / @自室 / 記録 / jap.flute-bamboo / 演奏、play / b-2020-1108-1 / genr=tips:how-to-blow:oct-2:hole-4">
            <text:p>:VIDEO / @自室 / 記録 / jap.flute-bamboo / 演奏、play / b-2020-1108-1 / genr=tips:how-to-blow:oct-2:hole-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08_18-40-16_000.mp4</text:p>
          </table:table-cell>
          <table:table-cell table:style-name="ce18" office:value-type="string">
            <text:p>:VIDEO / @自室 / 記録 / jap.flute-bamboo / 演奏、play / b-2020-1108-2 / genr=tips:how-to-blow:「ユリ」:hole-0;hole-4</text:p>
          </table:table-cell>
          <table:table-cell table:style-name="ce17"/>
          <table:table-cell table:style-name="ce4"/>
          <table:table-cell table:style-name="ce4"/>
          <table:table-cell table:style-name="ce35" table:formula="of:=IF([.E19]=&quot;&quot;;[.C19];CONCATENATE([.C19];&quot; / &quot;;[.E19]))" office:value-type="string" office:string-value=":VIDEO / @自室 / 記録 / jap.flute-bamboo / 演奏、play / b-2020-1108-2 / genr=tips:how-to-blow:「ユリ」:hole-0;hole-4">
            <text:p>:VIDEO / @自室 / 記録 / jap.flute-bamboo / 演奏、play / b-2020-1108-2 / genr=tips:how-to-blow:「ユリ」:hole-0;hole-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08_18-59-04_000.mp4</text:p>
          </table:table-cell>
          <table:table-cell table:style-name="ce8" office:value-type="string">
            <text:p>:VIDEO / @自室 / 記録 / jap.flute / 演奏、play / f-2020-1108-1 / genr=tips:how-to-blow:Bf3;form-of-lower-lip</text:p>
          </table:table-cell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string" office:string-value=":VIDEO / @自室 / 記録 / jap.flute / 演奏、play / f-2020-1108-1 / genr=tips:how-to-blow:Bf3;form-of-lower-lip">
            <text:p>:VIDEO / @自室 / 記録 / jap.flute / 演奏、play / f-2020-1108-1 / genr=tips:how-to-blow:Bf3;form-of-lower-lip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8_19-05-13_000.mp4</text:p>
          </table:table-cell>
          <table:table-cell table:style-name="ce25" office:value-type="string">
            <text:p>:VIDEO / @自室 / 記録 / jap.flute / 演奏、play / f-2020-1108-2 / genr=tips:how-to-blow:oct-3(「大甲」)</text:p>
          </table:table-cell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string" office:string-value=":VIDEO / @自室 / 記録 / jap.flute / 演奏、play / f-2020-1108-2 / genr=tips:how-to-blow:oct-3(「大甲」)">
            <text:p>:VIDEO / @自室 / 記録 / jap.flute / 演奏、play / f-2020-1108-2 / genr=tips:how-to-blow:oct-3(「大甲」)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9_10-55-25_000.mid</text:p>
          </table:table-cell>
          <table:table-cell table:style-name="ce8" office:value-type="string">
            <text:p>:in-mid / app=perfect-piano / 演奏、play / id-2020-1109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in-mid / app=perfect-piano / 演奏、play / id-2020-1109-1 / category=melody,inst=~,for=~,genre=~">
            <text:p>:in-mid / app=perfect-piano / 演奏、play / id-2020-1109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9">2020/11/09</text:date>, <text:time>15:03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9T15:03:04.86</dc:date>
    <dc:creator>iwabuchi ken</dc:creator>
    <meta:editing-duration>P27DT20H39M25S</meta:editing-duration>
    <meta:editing-cycles>10378</meta:editing-cycles>
    <meta:document-statistic meta:table-count="1" meta:cell-count="469" meta:object-count="0"/>
  </office:meta>
</office:document-meta>
</file>